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5.368cm" fo:min-width="4.61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5.812cm" fo:min-width="5.056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666666" draw:marker-start="" draw:marker-start-width="0.215cm" draw:marker-start-center="false" draw:marker-end="" draw:marker-end-width="0.215cm" draw:marker-end-center="false" svg:stroke-opacity="100%" draw:fill="solid" draw:fill-color="#cccccc" draw:opacity="100%" draw:textarea-horizontal-align="center" draw:textarea-vertical-align="middle" draw:auto-grow-height="false" draw:auto-grow-width="false" fo:min-height="5.367cm" fo:min-width="4.61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5.368cm" fo:min-width="4.61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ccccc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666666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8f2a1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5eb91e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99cm" svg:height="7.125cm" svg:x="7.458cm" svg:y="6.804cm">
          <text:p text:style-name="P1"><text:span text:style-name="T1">Encog Machine Learning Framework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" draw:text-style-name="P4" draw:layer="layout" svg:width="6.199cm" svg:height="7.125cm" svg:x="10.801cm" svg:y="12.568cm">
          <text:p text:style-name="P3"><text:span text:style-name="T2">MOEA Framework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6" draw:layer="layout" svg:width="6.199cm" svg:height="7.124cm" svg:x="1cm" svg:y="6.828cm">
          <text:p text:style-name="P5"><text:span text:style-name="T3">User Interface Module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4" draw:text-style-name="P8" draw:layer="layout" svg:width="6.199cm" svg:height="7.125cm" svg:x="10.73cm" svg:y="1cm">
          <text:p text:style-name="P7"><text:span text:style-name="T4">Apache Common Genetic Algorithm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1-09-21T11:19:21.206635732</meta:creation-date>
    <dc:date>2021-09-21T11:26:37.820850047</dc:date>
    <dc:creator>Todor Balabanov</dc:creator>
    <meta:editing-duration>PT7M16S</meta:editing-duration>
    <meta:editing-cycles>3</meta:editing-cycles>
    <meta:generator>LibreOffice/7.0.6.2$MacOSX_X86_64 LibreOffice_project/144abb84a525d8e30c9dbbefa69cbbf2d8d4ae3b</meta:generator>
    <meta:document-statistic meta:object-count="4"/>
  </office:meta>
</office:document-meta>
</file>